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5729in" text:min-label-width="0.25in" text:list-level-position-and-space-mode="label-alignment">
          <style:list-level-label-alignment text:label-followed-by="listtab" fo:margin-left="0.8229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0729in" text:min-label-width="0.25in" text:list-level-position-and-space-mode="label-alignment">
          <style:list-level-label-alignment text:label-followed-by="listtab" fo:margin-left="1.3229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729in" text:min-label-width="0.25in" text:list-level-position-and-space-mode="label-alignment">
          <style:list-level-label-alignment text:label-followed-by="listtab" fo:margin-left="1.8229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0729in" text:min-label-width="0.25in" text:list-level-position-and-space-mode="label-alignment">
          <style:list-level-label-alignment text:label-followed-by="listtab" fo:margin-left="2.3229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729in" text:min-label-width="0.25in" text:list-level-position-and-space-mode="label-alignment">
          <style:list-level-label-alignment text:label-followed-by="listtab" fo:margin-left="2.8229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0729in" text:min-label-width="0.25in" text:list-level-position-and-space-mode="label-alignment">
          <style:list-level-label-alignment text:label-followed-by="listtab" fo:margin-left="3.3229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729in" text:min-label-width="0.25in" text:list-level-position-and-space-mode="label-alignment">
          <style:list-level-label-alignment text:label-followed-by="listtab" fo:margin-left="3.8229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0729in" text:min-label-width="0.25in" text:list-level-position-and-space-mode="label-alignment">
          <style:list-level-label-alignment text:label-followed-by="listtab" fo:margin-left="4.3229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729in" text:min-label-width="0.25in" text:list-level-position-and-space-mode="label-alignment">
          <style:list-level-label-alignment text:label-followed-by="listtab" fo:margin-left="4.8229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3229in" text:min-label-width="0.25in" text:list-level-position-and-space-mode="label-alignment">
          <style:list-level-label-alignment text:label-followed-by="listtab" fo:margin-left="0.572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5729in" text:min-label-width="0.25in" text:list-level-position-and-space-mode="label-alignment">
          <style:list-level-label-alignment text:label-followed-by="listtab" fo:margin-left="0.8229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0729in" text:min-label-width="0.25in" text:list-level-position-and-space-mode="label-alignment">
          <style:list-level-label-alignment text:label-followed-by="listtab" fo:margin-left="1.3229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729in" text:min-label-width="0.25in" text:list-level-position-and-space-mode="label-alignment">
          <style:list-level-label-alignment text:label-followed-by="listtab" fo:margin-left="1.8229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0729in" text:min-label-width="0.25in" text:list-level-position-and-space-mode="label-alignment">
          <style:list-level-label-alignment text:label-followed-by="listtab" fo:margin-left="2.3229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729in" text:min-label-width="0.25in" text:list-level-position-and-space-mode="label-alignment">
          <style:list-level-label-alignment text:label-followed-by="listtab" fo:margin-left="2.8229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0729in" text:min-label-width="0.25in" text:list-level-position-and-space-mode="label-alignment">
          <style:list-level-label-alignment text:label-followed-by="listtab" fo:margin-left="3.3229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729in" text:min-label-width="0.25in" text:list-level-position-and-space-mode="label-alignment">
          <style:list-level-label-alignment text:label-followed-by="listtab" fo:margin-left="3.8229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0729in" text:min-label-width="0.25in" text:list-level-position-and-space-mode="label-alignment">
          <style:list-level-label-alignment text:label-followed-by="listtab" fo:margin-left="4.3229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729in" text:min-label-width="0.25in" text:list-level-position-and-space-mode="label-alignment">
          <style:list-level-label-alignment text:label-followed-by="listtab" fo:margin-left="4.8229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Standaard" style:master-page-name="MP0" style:family="paragraph">
      <style:paragraph-properties fo:break-before="page" fo:text-indent="0.25in"/>
    </style:style>
    <style:style style:name="P2" style:parent-style-name="Standaard" style:family="paragraph">
      <style:paragraph-properties fo:margin-left="0.25in">
        <style:tab-stops/>
      </style:paragraph-properties>
    </style:style>
    <style:style style:name="P3" style:parent-style-name="Standaard" style:family="paragraph">
      <style:paragraph-properties fo:margin-left="0.25in">
        <style:tab-stops/>
      </style:paragraph-properties>
    </style:style>
    <style:style style:name="P4" style:parent-style-name="Standaard" style:family="paragraph">
      <style:paragraph-properties fo:margin-left="0.25in">
        <style:tab-stops/>
      </style:paragraph-properties>
    </style:style>
    <style:style style:name="P5" style:parent-style-name="Standaard" style:family="paragraph">
      <style:paragraph-properties fo:margin-left="0.25in">
        <style:tab-stops/>
      </style:paragraph-properties>
    </style:style>
    <style:style style:name="P6" style:parent-style-name="Standaard" style:family="paragraph">
      <style:paragraph-properties fo:margin-left="0.25in">
        <style:tab-stops/>
      </style:paragraph-properties>
    </style:style>
    <style:style style:name="P7" style:parent-style-name="Standaard" style:family="paragraph">
      <style:paragraph-properties fo:margin-left="0.25in">
        <style:tab-stops/>
      </style:paragraph-properties>
    </style:style>
    <style:style style:name="P8" style:parent-style-name="Standaard" style:family="paragraph">
      <style:paragraph-properties fo:margin-left="0.25in">
        <style:tab-stops/>
      </style:paragraph-properties>
      <style:text-properties fo:language="en" fo:country="US"/>
    </style:style>
    <style:style style:name="P9" style:parent-style-name="Standaard" style:family="paragraph">
      <style:paragraph-properties fo:margin-left="0.25in">
        <style:tab-stops/>
      </style:paragraph-properties>
      <style:text-properties fo:language="en" fo:country="US"/>
    </style:style>
    <style:style style:name="P10" style:parent-style-name="Standaard" style:family="paragraph">
      <style:paragraph-properties fo:margin-left="0.25in">
        <style:tab-stops/>
      </style:paragraph-properties>
    </style:style>
    <style:style style:name="P11" style:parent-style-name="Standaard" style:family="paragraph">
      <style:paragraph-properties fo:margin-left="0.25in">
        <style:tab-stops/>
      </style:paragraph-properties>
    </style:style>
    <style:style style:name="P12" style:parent-style-name="Standaard" style:family="paragraph">
      <style:paragraph-properties fo:margin-left="0.3229in">
        <style:tab-stops/>
      </style:paragraph-properties>
    </style:style>
    <style:style style:name="P13" style:parent-style-name="Lijstalinea" style:list-style-name="LFO4" style:family="paragraph"/>
    <style:style style:name="P14" style:parent-style-name="Lijstalinea" style:list-style-name="LFO4" style:family="paragraph"/>
    <style:style style:name="P15" style:parent-style-name="Lijstalinea" style:list-style-name="LFO4" style:family="paragraph"/>
    <style:style style:name="P16" style:parent-style-name="Lijstalinea" style:list-style-name="LFO4" style:family="paragraph"/>
    <style:style style:name="P17" style:parent-style-name="Lijstalinea" style:list-style-name="LFO4" style:family="paragraph"/>
    <style:style style:name="P18" style:parent-style-name="Standaard" style:family="paragraph">
      <style:paragraph-properties fo:margin-left="0.25in">
        <style:tab-stops/>
      </style:paragraph-properties>
    </style:style>
    <style:style style:name="P19" style:parent-style-name="Standaard" style:family="paragraph">
      <style:paragraph-properties fo:margin-left="0.25in">
        <style:tab-stops/>
      </style:paragraph-properties>
    </style:style>
    <style:style style:name="P20" style:parent-style-name="Lijstalinea" style:list-style-name="LFO5" style:family="paragraph"/>
    <style:style style:name="P21" style:parent-style-name="Standaard" style:family="paragraph">
      <style:paragraph-properties fo:margin-left="0.25in">
        <style:tab-stops/>
      </style:paragraph-properties>
    </style:style>
    <style:style style:name="P22" style:parent-style-name="Standaard" style:family="paragraph">
      <style:paragraph-properties fo:margin-left="0.25in">
        <style:tab-stops/>
      </style:paragraph-properties>
    </style:style>
    <style:style style:name="P23" style:parent-style-name="Standaard" style:family="paragraph">
      <style:paragraph-properties fo:margin-left="0.25in">
        <style:tab-stops/>
      </style:paragraph-properties>
    </style:style>
    <style:style style:name="P24" style:parent-style-name="Standaard" style:family="paragraph">
      <style:paragraph-properties fo:margin-left="0.25in">
        <style:tab-stops/>
      </style:paragraph-properties>
    </style:style>
    <style:style style:name="P25" style:parent-style-name="Standaard" style:family="paragraph">
      <style:paragraph-properties fo:margin-left="0.25in">
        <style:tab-stops/>
      </style:paragraph-properties>
    </style:style>
    <style:style style:name="P26" style:parent-style-name="Standaard" style:family="paragraph">
      <style:paragraph-properties fo:margin-left="0.25in">
        <style:tab-stops/>
      </style:paragraph-properties>
    </style:style>
    <style:style style:name="P27" style:parent-style-name="Standaard" style:family="paragraph">
      <style:paragraph-properties fo:margin-left="0.25in">
        <style:tab-stops/>
      </style:paragraph-properties>
      <style:text-properties fo:language="en" fo:country="US"/>
    </style:style>
    <style:style style:name="P28" style:parent-style-name="Standaard" style:family="paragraph">
      <style:paragraph-properties fo:margin-left="0.25in">
        <style:tab-stops/>
      </style:paragraph-properties>
      <style:text-properties fo:language="en" fo:country="US"/>
    </style:style>
    <style:style style:name="P29" style:parent-style-name="Standaard" style:family="paragraph">
      <style:paragraph-properties fo:margin-left="0.25in">
        <style:tab-stops/>
      </style:paragraph-properties>
      <style:text-properties fo:language="en" fo:country="US"/>
    </style:style>
    <style:style style:name="P30" style:parent-style-name="Standaard" style:family="paragraph">
      <style:paragraph-properties fo:margin-left="0.25in">
        <style:tab-stops/>
      </style:paragraph-properties>
      <style:text-properties fo:language="en" fo:country="US"/>
    </style:style>
    <style:style style:name="P31" style:parent-style-name="Standaard" style:family="paragraph">
      <style:paragraph-properties fo:margin-left="0.25in">
        <style:tab-stops/>
      </style:paragraph-properties>
      <style:text-properties fo:language="en" fo:country="US"/>
    </style:style>
    <style:style style:name="P32" style:parent-style-name="Standaard" style:family="paragraph">
      <style:paragraph-properties fo:margin-left="0.25in">
        <style:tab-stops/>
      </style:paragraph-properties>
      <style:text-properties fo:language="en" fo:country="US"/>
    </style:style>
    <style:style style:name="P33" style:parent-style-name="Standaard" style:family="paragraph">
      <style:paragraph-properties fo:margin-left="0.25in">
        <style:tab-stops/>
      </style:paragraph-properties>
      <style:text-properties fo:language="en" fo:country="US"/>
    </style:style>
    <style:style style:name="P34" style:parent-style-name="Standaard" style:family="paragraph">
      <style:paragraph-properties fo:margin-left="0.25in">
        <style:tab-stops/>
      </style:paragraph-properties>
      <style:text-properties fo:language="en" fo:country="US"/>
    </style:style>
    <style:style style:name="P35" style:parent-style-name="Standaard" style:family="paragraph">
      <style:paragraph-properties fo:margin-left="0.25in">
        <style:tab-stops/>
      </style:paragraph-properties>
    </style:style>
    <style:style style:name="P36" style:parent-style-name="Standaard" style:family="paragraph">
      <style:paragraph-properties fo:margin-left="0.25in">
        <style:tab-stops/>
      </style:paragraph-properties>
    </style:style>
    <style:style style:name="P37" style:parent-style-name="Standaard" style:family="paragraph">
      <style:paragraph-properties fo:margin-left="0.25in">
        <style:tab-stops/>
      </style:paragraph-properties>
    </style:style>
    <style:style style:name="P38" style:parent-style-name="Lijstalinea" style:list-style-name="LFO4" style:family="paragraph"/>
    <style:style style:name="P39" style:parent-style-name="Lijstalinea" style:list-style-name="LFO4" style:family="paragraph"/>
    <style:style style:name="P40" style:parent-style-name="Lijstalinea" style:list-style-name="LFO4" style:family="paragraph"/>
    <style:style style:name="P41" style:parent-style-name="Lijstalinea" style:list-style-name="LFO4" style:family="paragraph"/>
    <style:style style:name="P42" style:parent-style-name="Lijstalinea" style:list-style-name="LFO4" style:family="paragraph"/>
    <style:style style:name="P43" style:parent-style-name="Standaard" style:family="paragraph">
      <style:paragraph-properties fo:margin-left="0.25in">
        <style:tab-stops/>
      </style:paragraph-properties>
    </style:style>
    <style:style style:name="P44" style:parent-style-name="Standaard" style:family="paragraph">
      <style:paragraph-properties fo:margin-left="0.25in">
        <style:tab-stops/>
      </style:paragraph-properties>
    </style:style>
    <style:style style:name="P45" style:parent-style-name="Standaard" style:family="paragraph">
      <style:paragraph-properties fo:margin-left="0.25in">
        <style:tab-stops/>
      </style:paragraph-properties>
    </style:style>
    <style:style style:name="P46" style:parent-style-name="Lijstalinea" style:list-style-name="LFO6" style:family="paragraph"/>
  </office:automatic-styles>
  <office:body>
    <office:text text:use-soft-page-breaks="true">
      <text:p text:style-name="P1">**Week 1-8: Sprint Planning**</text:p>
      <text:p text:style-name="P2"/>
      <text:p text:style-name="P3">- Opstellen van de Sprint Backlog</text:p>
      <text:p text:style-name="P4">- Definiëren van de doelen voor de sprint</text:p>
      <text:p text:style-name="P5">- Het team bespreekt en begrijpt de product backlog items die in de sprint worden opgenomen</text:p>
      <text:p text:style-name="P6">- Het team verdeelt de taken en schat de inspanning voor elk item</text:p>
      <text:p text:style-name="P7"/>
      <text:p text:style-name="P8">**Week 1: Daily Stand-up (Sprint Week 1-8)**</text:p>
      <text:p text:style-name="P9"/>
      <text:p text:style-name="P10">- 17-05-2023<text:s/>/ 11:15 Tijd</text:p>
      <text:p text:style-name="P11">- Elk teamlid beantwoordt de volgende vragen:</text:p>
      <text:p text:style-name="P12">Wat ga ik vandaag doen?<text:line-break/><text:tab/></text:p>
      <text:list text:style-name="LFO4" text:continue-numbering="true">
        <text:list-item>
          <text:p text:style-name="P13">Ahmet / Design maken</text:p>
        </text:list-item>
        <text:list-item>
          <text:p text:style-name="P14">Abdi / Ziek</text:p>
        </text:list-item>
        <text:list-item>
          <text:p text:style-name="P15">Vinicius<text:s/>/ Vragenlijst klantengesprek</text:p>
        </text:list-item>
        <text:list-item>
          <text:p text:style-name="P16">Calvin / Vragenlijst klantengesprek</text:p>
        </text:list-item>
        <text:list-item>
          <text:p text:style-name="P17">Halil / Trello oprichten / Github aanmaken / Ontwerp</text:p>
        </text:list-item>
      </text:list>
      <text:p text:style-name="P18"><text:s text:c="2"/>2. Zijn er eventuele obstakels die mijn voortgang belemmeren?</text:p>
      <text:p text:style-name="P19"><text:tab/></text:p>
      <text:list text:style-name="LFO5" text:continue-numbering="true">
        <text:list-item>
          <text:p text:style-name="P20">Bo was niet helder maar door even rond te vragen is het even wat belangrijker</text:p>
        </text:list-item>
      </text:list>
      <text:p text:style-name="P21"/>
      <text:p text:style-name="P22">**Week 2-8: Sprint Execution**</text:p>
      <text:p text:style-name="P23"/>
      <text:p text:style-name="P24">- Het team werkt aan de geplande taken volgens de sprint backlog</text:p>
      <text:p text:style-name="P25">- Dagelijkse stand-ups vinden plaats op dezelfde tijd en locatie als in week 1</text:p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soft-page-break/>
      <text:p text:style-name="P33">**Week 2-8: Daily Stand-up (Sprint Weeks 2-8)**</text:p>
      <text:p text:style-name="P34"/>
      <text:p text:style-name="P35">-<text:s/>24-05-2023<text:s/>/<text:s/>11:15 Tijd</text:p>
      <text:p text:style-name="P36">- Elk teamlid beantwoordt de volgende vragen:</text:p>
      <text:p text:style-name="P37"><text:s text:c="2"/>1.<text:s/>Wat ga ik vandaag doen?</text:p>
      <text:list text:style-name="LFO4" text:continue-numbering="true">
        <text:list-item>
          <text:p text:style-name="P38">Ahmet / Design maken</text:p>
        </text:list-item>
        <text:list-item>
          <text:p text:style-name="P39">Abdi / Ziek</text:p>
        </text:list-item>
        <text:list-item>
          <text:p text:style-name="P40">Vinicius<text:s/>/ Vragenlijst klantengesprek</text:p>
        </text:list-item>
        <text:list-item>
          <text:p text:style-name="P41">Calvin / Vragenlijst klantengesprek</text:p>
        </text:list-item>
        <text:list-item>
          <text:p text:style-name="P42">Halil / Trello oprichten / Github aanmaken / Ontwerp</text:p>
        </text:list-item>
      </text:list>
      <text:p text:style-name="P43"/>
      <text:p text:style-name="P44"><text:s text:c="2"/>2. Zijn er eventuele obstakels die mijn voortgang belemmeren?</text:p>
      <text:p text:style-name="P45"/>
      <text:list text:style-name="LFO6" text:continue-numbering="true">
        <text:list-item>
          <text:p text:style-name="P46">Niet meer zo veel maar er is nog steeds onduidelijkheid wat er gemaakt moet worden en met wat het gemaakt moet worden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style:style style:name="Normaalweb" style:display-name="Normaal (web)" style:family="paragraph" style:parent-style-name="Standaard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nl" style:country-asian="NL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5729in" text:min-label-width="0.25in" text:list-level-position-and-space-mode="label-alignment">
          <style:list-level-label-alignment text:label-followed-by="listtab" fo:margin-left="0.8229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0729in" text:min-label-width="0.25in" text:list-level-position-and-space-mode="label-alignment">
          <style:list-level-label-alignment text:label-followed-by="listtab" fo:margin-left="1.3229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729in" text:min-label-width="0.25in" text:list-level-position-and-space-mode="label-alignment">
          <style:list-level-label-alignment text:label-followed-by="listtab" fo:margin-left="1.8229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0729in" text:min-label-width="0.25in" text:list-level-position-and-space-mode="label-alignment">
          <style:list-level-label-alignment text:label-followed-by="listtab" fo:margin-left="2.3229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729in" text:min-label-width="0.25in" text:list-level-position-and-space-mode="label-alignment">
          <style:list-level-label-alignment text:label-followed-by="listtab" fo:margin-left="2.8229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0729in" text:min-label-width="0.25in" text:list-level-position-and-space-mode="label-alignment">
          <style:list-level-label-alignment text:label-followed-by="listtab" fo:margin-left="3.3229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729in" text:min-label-width="0.25in" text:list-level-position-and-space-mode="label-alignment">
          <style:list-level-label-alignment text:label-followed-by="listtab" fo:margin-left="3.8229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0729in" text:min-label-width="0.25in" text:list-level-position-and-space-mode="label-alignment">
          <style:list-level-label-alignment text:label-followed-by="listtab" fo:margin-left="4.3229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729in" text:min-label-width="0.25in" text:list-level-position-and-space-mode="label-alignment">
          <style:list-level-label-alignment text:label-followed-by="listtab" fo:margin-left="4.8229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3229in" text:min-label-width="0.25in" text:list-level-position-and-space-mode="label-alignment">
          <style:list-level-label-alignment text:label-followed-by="listtab" fo:margin-left="0.572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5729in" text:min-label-width="0.25in" text:list-level-position-and-space-mode="label-alignment">
          <style:list-level-label-alignment text:label-followed-by="listtab" fo:margin-left="0.8229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0729in" text:min-label-width="0.25in" text:list-level-position-and-space-mode="label-alignment">
          <style:list-level-label-alignment text:label-followed-by="listtab" fo:margin-left="1.3229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729in" text:min-label-width="0.25in" text:list-level-position-and-space-mode="label-alignment">
          <style:list-level-label-alignment text:label-followed-by="listtab" fo:margin-left="1.8229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0729in" text:min-label-width="0.25in" text:list-level-position-and-space-mode="label-alignment">
          <style:list-level-label-alignment text:label-followed-by="listtab" fo:margin-left="2.3229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729in" text:min-label-width="0.25in" text:list-level-position-and-space-mode="label-alignment">
          <style:list-level-label-alignment text:label-followed-by="listtab" fo:margin-left="2.8229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0729in" text:min-label-width="0.25in" text:list-level-position-and-space-mode="label-alignment">
          <style:list-level-label-alignment text:label-followed-by="listtab" fo:margin-left="3.3229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729in" text:min-label-width="0.25in" text:list-level-position-and-space-mode="label-alignment">
          <style:list-level-label-alignment text:label-followed-by="listtab" fo:margin-left="3.8229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0729in" text:min-label-width="0.25in" text:list-level-position-and-space-mode="label-alignment">
          <style:list-level-label-alignment text:label-followed-by="listtab" fo:margin-left="4.3229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729in" text:min-label-width="0.25in" text:list-level-position-and-space-mode="label-alignment">
          <style:list-level-label-alignment text:label-followed-by="listtab" fo:margin-left="4.8229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Halil Dogan</meta:initial-creator>
    <dc:creator>Halil Dogan</dc:creator>
    <meta:creation-date>2023-05-24T09:22:00Z</meta:creation-date>
    <dc:date>2023-05-25T07:51:00Z</dc:date>
    <meta:template xlink:href="Normal" xlink:type="simple"/>
    <meta:editing-cycles>9</meta:editing-cycles>
    <meta:editing-duration>PT1260S</meta:editing-duration>
    <meta:document-statistic meta:page-count="2" meta:paragraph-count="2" meta:word-count="214" meta:character-count="1391" meta:row-count="9" meta:non-whitespace-character-count="1179"/>
  </office:meta>
</office:document-meta>
</file>